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fae" officeooo:paragraph-rsid="001eafae"/>
    </style:style>
    <style:style style:name="P2" style:family="paragraph" style:parent-style-name="Standard">
      <style:text-properties officeooo:rsid="00200a17" officeooo:paragraph-rsid="00200a17"/>
    </style:style>
    <style:style style:name="T1" style:family="text">
      <style:text-properties officeooo:rsid="001ee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– Container of everything that has to do with anything</text:p>
      <text:p text:style-name="P1">- Library of information that the user has created through the controller. <text:span text:style-name="T1">(Models and views)</text:span></text:p>
      <text:p text:style-name="P1"/>
      <text:p text:style-name="P1">Databases – contain mini libraries called schema that store similar information</text:p>
      <text:p text:style-name="P1">can be CRUDed.</text:p>
      <text:p text:style-name="P1">Databases are linked to each other by servers(which communicate information to the user)</text:p>
      <text:p text:style-name="P1">NB Databases can not communicate info to the user. </text:p>
      <text:p text:style-name="P2">zzzz</text:p>
      <text:p text:style-name="P1"/>
      <text:p text:style-name="P1"/>
      <text:p text:style-name="P1"/>
      <text:p text:style-name="P1"/>
      <text:p text:style-name="P1"/>
      <text:p text:style-name="P1">-Models – ruby classes which communicate information to the database</text:p>
      <text:p text:style-name="P1">- Basically do most of the work in the system, as they retrieve information from the databa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09:04:31.699474172</meta:creation-date>
    <dc:date>2015-06-23T09:51:26.885587305</dc:date>
    <meta:editing-duration>PT16M24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9" meta:word-count="87" meta:character-count="553" meta:non-whitespace-character-count="471"/>
  </office:meta>
</office:document-meta>
</file>